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fo:letter-spacing="normal"/>
    </style:style>
    <style:style style:name="P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Roboto" fo:font-size="12pt" fo:letter-spacing="normal" fo:font-style="normal" style:text-underline-style="solid" style:text-underline-width="auto" style:text-underline-color="font-color" fo:font-weight="bold"/>
    </style:style>
    <style:style style:name="P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Roboto"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text-line-through-style="none" style:text-line-through-type="none" style:font-name="Roboto" fo:font-size="12pt" fo:letter-spacing="normal" fo:font-style="normal" style:text-underline-style="none" fo:font-weight="bold" style:text-blinking="false"/>
    </style:style>
    <style:style style:name="P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text-line-through-style="none" style:text-line-through-type="none" style:font-name="Roboto" fo:font-size="12pt" fo:letter-spacing="normal" fo:font-style="normal" style:text-underline-style="none" fo:font-weight="normal" style:text-blinking="false"/>
    </style:style>
    <style:style style:name="T1" style:family="text">
      <style:text-properties style:font-name="Roboto" fo:font-size="12pt" fo:font-style="normal" fo:font-weight="normal"/>
    </style:style>
    <style:style style:name="T2" style:family="text">
      <style:text-properties style:font-name="Roboto" fo:font-size="12pt" fo:font-style="normal" fo:font-weight="bold" style:font-weight-asian="bold" style:font-weight-complex="bold"/>
    </style:style>
    <style:style style:name="T3" style:family="text">
      <style:text-properties style:font-name="Roboto" fo:font-size="13pt" fo:font-style="normal" fo:font-weight="bold" style:font-size-asian="13pt" style:font-weight-asian="bold" style:font-size-complex="13pt" style:font-weight-complex="bold"/>
    </style:style>
    <style:style style:name="T4" style:family="text">
      <style:text-properties fo:font-variant="normal" fo:text-transform="none" fo:color="#000000" style:font-name="Roboto" fo:font-size="12pt" fo:letter-spacing="normal" fo:font-style="normal" fo:font-weight="normal"/>
    </style:style>
    <style:style style:name="T5" style:family="text">
      <style:text-properties fo:font-variant="normal" fo:text-transform="none" fo:color="#000000" style:font-name="Roboto" fo:font-size="12pt" fo:letter-spacing="normal" fo:font-style="normal" style:text-underline-style="solid" style:text-underline-width="auto" style:text-underline-color="font-color" fo:font-weight="bold"/>
    </style:style>
    <style:style style:name="T6" style:family="text">
      <style:text-properties fo:font-variant="normal" fo:text-transform="none" fo:color="#000000" fo:letter-spacing="normal"/>
    </style:style>
    <style:style style:name="T7" style:family="text">
      <style:text-properties fo:font-variant="normal" fo:text-transform="none" fo:color="#000000" style:text-line-through-style="none" style:text-line-through-type="none" style:font-name="Roboto" fo:font-size="12pt" fo:letter-spacing="normal" fo:font-style="normal" style:text-underline-style="none" fo:font-weight="bold" style:text-blinking="false"/>
    </style:style>
    <style:style style:name="T8"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style:style>
    <style:style style:name="T9" style:family="text">
      <style:text-properties fo:font-variant="normal" fo:text-transform="none" fo:color="#000000" style:text-line-through-style="none" style:text-line-through-type="none" fo:letter-spacing="normal" style:text-underline-style="none" style:text-blink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span text:style-name="T3">LITERATURE SURVEY</text:span></text:p>
      <text:p text:style-name="P1"> </text:p>
      <text:p text:style-name="P1"> </text:p>
      <text:p text:style-name="P1"> </text:p>
      <text:p text:style-name="P3">TITLE:</text:p>
      <text:p text:style-name="P1"><text:span text:style-name="T6">           </text:span><text:span text:style-name="T4">Smart farm and monitoring system for measuring the Environmental condition using wireless sensor network - IOT Technology in farming</text:span></text:p>
      <text:p text:style-name="P1"> </text:p>
      <text:p text:style-name="P3">AUTHOR:</text:p>
      <text:p text:style-name="P2">            <text:span text:style-name="T1">Tharindu Madushan Bandara, Hinayana Mudiyanselage,</text:span></text:p>
      <text:p text:style-name="P4">Mansoor Raza</text:p>
      <text:p text:style-name="P1"> </text:p>
      <text:p text:style-name="P1"><text:span text:style-name="T5">YEAR:</text:span><text:span text:style-name="T4">2020</text:span></text:p>
      <text:p text:style-name="P1"> </text:p>
      <text:p text:style-name="P3">ABSTRACT:</text:p>
      <text:p text:style-name="P2">               <text:span text:style-name="T1">Internet of things (IoT) gives a new proportion of smart farming and agriculture territory. Because with the development of the current world,</text:span></text:p>
      <text:p text:style-name="P4">the internet of things field has peaked with modern technology and modern techniques. In the modern world, IoT is used in every domain like</text:p>
      <text:p text:style-name="P2">                 <text:span text:style-name="T1">smart city, smart university, smart car park system, etc. This paper is about the implementation of the smart farm. IoT concept helps in cost-</text:span></text:p>
      <text:p text:style-name="P1"><text:span text:style-name="T4">efficient farming activities like crop and other resource management. With a wireless sensor network, it is easy to connect with every sensor. node placed in the farming environment. Also, with the wireless sensor network, it can connect with long-distance ranges. With the help of a sensor network, it can collect the data from the farming environment and analyze it according to the pre-defined values. The proposed system</text:span></text:p>
      <text:p text:style-name="P1"><text:span text:style-name="T4">used IoT sensors to collect the data are soil moisture sensors, temperature sensors, water volume sensors, etc. According to the existing system analysis, the proposed solution contains a smart farm environment and a real-time monitoring system with the wireless sensor network for node connectivity. The proposed system provides a more reliable and flexible smart concept for the farmers, and it is a simple architecture that contains the IoT sensors that collect the data from the farm field and transfer those data through wireless sensor network to the central server and according to the input data, the primary server assigning the task to the particular devices.</text:span></text:p>
      <text:p text:style-name="P1"> </text:p>
      <text:p text:style-name="P3">ADVANTAGES:</text:p>
      <text:p text:style-name="P2">                 <text:span text:style-name="T1">Electricity saving</text:span></text:p>
      <text:p text:style-name="P3">TITLE:</text:p>
      <text:p text:style-name="P2">        <text:span text:style-name="T1">Smart Farming Using Internet of Thing(IoT) in Agriculture by Tangible Programming for Children</text:span></text:p>
      <text:p text:style-name="P1"> </text:p>
      <text:p text:style-name="P1"><text:soft-page-break/><text:span text:style-name="T5">AUTHOR:</text:span><text:span text:style-name="T6">    </text:span><text:span text:style-name="T4">Siwaporn Meadthaisong, Thiang Meadthaisong</text:span></text:p>
      <text:p text:style-name="P1"> </text:p>
      <text:p text:style-name="P1"><text:span text:style-name="T5">YEAR:</text:span><text:span text:style-name="T6">   </text:span><text:span text:style-name="T4">2020</text:span></text:p>
      <text:p text:style-name="P1"> </text:p>
      <text:p text:style-name="P1"> </text:p>
      <text:p text:style-name="P3">ABSTRACT:</text:p>
      <text:p text:style-name="P2">           </text:p>
      <text:p text:style-name="P1"><text:span text:style-name="T4">The internet of thing(IoT) applied in many applications such as smart industry, smart city, smart life,</text:span><text:span text:style-name="T6"> </text:span><text:span text:style-name="T4">and Intelligent Agriculture normally the system design by expert. Which system design and programming maybe difficult for children or novices as they cannot learning and program it. This research present our vision tangible programming for children development of internet of thing(IoT) in agriculture. Using tangible programming without program by computer or tablet. Which this encourages children to learn and apply concept for smart farm systems such as monitor temperature and humidity , on web online temperature, on web online humidity. We found that the children could understand idea smart farming using internet of thing(IoT) in agriculture and algorithm of programming.</text:span></text:p>
      <text:p text:style-name="P1"> </text:p>
      <text:p text:style-name="P3">ADVANTAGES:</text:p>
      <text:p text:style-name="P1"> </text:p>
      <text:p text:style-name="P4">This research has shown that designing smart farming using internet of thing(IoT) in agriculture by tangible programming is  comfortable.</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5">TITLE:</text:p>
      <text:p text:style-name="P6">Smart Farming Using Internet of Thing(IoT) in Agriculture by Tangible Programming for Children</text:p>
      <text:p text:style-name="P1"><text:span text:style-name="T7">AUTHOR</text:span><text:span text:style-name="T9"> </text:span><text:span text:style-name="T8">: Siwaporn Meadthaisong,</text:span></text:p>
      <text:p text:style-name="P6">Thiang Meadthaisong</text:p>
      <text:p text:style-name="P1"><text:span text:style-name="T7">YEAR</text:span><text:span text:style-name="T8">: 2020</text:span></text:p>
      <text:p text:style-name="P1"> </text:p>
      <text:p text:style-name="P5">Abstract:</text:p>
      <text:p text:style-name="P6">The internet of thing(IoT) applied in many applications such as smart industry, smart city, smart life, and</text:p>
      <text:p text:style-name="P6"><text:soft-page-break/>Intelligent Agriculture normally the system design by expert. Which system design and programming</text:p>
      <text:p text:style-name="P6">maybe difficult for children or novices as they cannot learning and program it. This research present our</text:p>
      <text:p text:style-name="P6">vision tangible programming for children development of internet of thing(IoT) in agriculture. Using</text:p>
      <text:p text:style-name="P6">tangible programming without program by computer or tablet. Which this encourages children to learn</text:p>
      <text:p text:style-name="P6">and apply concept for smart farm systems such as monitor temperature and humidity , on web online</text:p>
      <text:p text:style-name="P6">temperature, on web online humidity. We found that the children could understand idea smart farming</text:p>
      <text:p text:style-name="P6">using internet of thing(IoT) in agriculture and algorithm of programming.</text:p>
      <text:p text:style-name="P1"> </text:p>
      <text:p text:style-name="P1"> </text:p>
      <text:p text:style-name="P1"><text:span text:style-name="T7">ADVANTAGES</text:span><text:span text:style-name="T8">:</text:span></text:p>
      <text:p text:style-name="P1"> </text:p>
      <text:p text:style-name="P6">This research has shown that designing smart farming using internet of thing(IoT) in agriculture by tangible programming is</text:p>
      <text:p text:style-name="P6">easy for children.</text:p>
      <text:p text:style-name="P1"> </text:p>
      <text:p text:style-name="P1"> </text:p>
      <text:p text:style-name="P1"> </text:p>
      <text:p text:style-name="P1"> </text:p>
      <text:p text:style-name="P1"> </text:p>
      <text:p text:style-name="P1"> </text:p>
      <text:p text:style-name="P1"> </text:p>
      <text:p text:style-name="P1"><text:span text:style-name="T7">TITLE</text:span><text:span text:style-name="T8">:</text:span></text:p>
      <text:p text:style-name="P6">Smart Livestock Farms Using Digital Twin: Feasibility Study</text:p>
      <text:p text:style-name="P1"><text:span text:style-name="T7">AUTHOR</text:span><text:span text:style-name="T8">:</text:span></text:p>
      <text:p text:style-name="P6">Sen g-Kyoun Jo Dae-Heon Park Hyeon Park Se-Han Kim</text:p>
      <text:p text:style-name="P1"> </text:p>
      <text:p text:style-name="P1"><text:span text:style-name="T7">YEAR</text:span><text:span text:style-name="T8">: 2018</text:span></text:p>
      <text:p text:style-name="P1"> </text:p>
      <text:p text:style-name="P1"><text:span text:style-name="T7">Abstract</text:span><text:span text:style-name="T8">:</text:span></text:p>
      <text:p text:style-name="P6">While the convergence of ICT in various industries is actively under progress, there is still the nontrivial</text:p>
      <text:p text:style-name="P6">matter of the livestock industry being smarter and safer. This problem can cause unnecessary expenses in</text:p>
      <text:p text:style-name="P6">the case of various diseases due to the contamination of livestock farms. In this paper, we propose a</text:p>
      <text:p text:style-name="P6">design concept of a smart pig farm using digital twin for improving animal welfare as a feasibility study.</text:p>
      <text:p text:style-name="P6"><text:soft-page-break/>Digital twin is the digital replica of the real world and is becoming more attractive with the realization of</text:p>
      <text:p text:style-name="P6">the industry 4.0. Due to the deployment of digital twin, livestock farming has been replicated and</text:p>
      <text:p text:style-name="P6">simulated to be more vigorous against livestock disorders in the virtual world and applies outcomes to</text:p>
      <text:p text:style-name="P6">livestock farms in the real world.</text:p>
      <text:p text:style-name="P1"> </text:p>
      <text:p text:style-name="P5">ADVANTAGES:</text:p>
      <text:p text:style-name="P6">This preliminary design of smart livestock farms provides a guideline ,how to converge ICT with livestock to make it smarter and safer.</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5">TITLE:</text:p>
      <text:p text:style-name="P6">Internet of things based smart farming monitoring system for blotting reduction in onion farms.</text:p>
      <text:p text:style-name="P1"> </text:p>
      <text:p text:style-name="P1"><text:span text:style-name="T7">AUTHOR</text:span><text:span text:style-name="T8">: Zahid Khan,</text:span></text:p>
      <text:p text:style-name="P6">Muhammad Zahid Khan,</text:p>
      <text:p text:style-name="P6">Irshad Ahmed Abbasi.</text:p>
      <text:p text:style-name="P1"> </text:p>
      <text:p text:style-name="P1"><text:span text:style-name="T7">YEAR</text:span><text:span text:style-name="T8">- 2021</text:span></text:p>
      <text:p text:style-name="P5">ABSTRACT:</text:p>
      <text:p text:style-name="P1"><text:span text:style-name="T8">In this paper, we propose and design a new prototype, namely, a smart farming monitoring system (SFMS) for bolting reduction, which is based on the generic three-layered IoT architecture. By using IoT (Internet of things) technology and careful remote monitoring, a more favorable environment can be provided to reduce and avoid onion bolting. To analyze the efficacy and performance of the proposed SFMS, a real test-bed implementation was carried out. The SFMS prototype was installed both in the open and in a greenhouse environment to monitor onion crops. Based on the data received via sensors, the percentage of onion bolting was recorded as 16.7% in the open environment while 3% in the closed environment. In the closed</text:span></text:p>
      <text:p text:style-name="P1"><text:span text:style-name="T8">environment, optimal temperature, humidity, and light intensity were provided to the onion crops using the SFMS. For this reason, the percentage of onion </text:span><text:soft-page-break/><text:span text:style-name="T8">bolting was reduced from 16.7% to 3%, consequently yielding better onion production. Moreover, the SFMS is a low-cost, easy-to-install solution that is developed with locally available hardware and resources, and we believe that this new solution can transform conventional onion farming into a more productive and convenient smart farming in the region.</text:span></text:p>
      <text:p text:style-name="P5">ADVANTAGES:</text:p>
      <text:p text:style-name="P6">The SFMS was developed to reduce the onion bolting and increase the production of the onion crop.</text:p>
      <text:p text:style-name="P1"> </text:p>
      <text:p text:style-name="P1"> </text:p>
      <text:p text:style-name="P1"> </text:p>
      <text:p text:style-name="P1"> </text:p>
      <text:p text:style-name="P1"> </text:p>
      <text:p text:style-name="P1"> </text:p>
      <text:p text:style-name="P1"> </text:p>
      <text:p text:style-name="P1"> </text:p>
      <text:p text:style-name="P5">TITLE:</text:p>
      <text:p text:style-name="P6">Internet of things based smart farming monitoring system for blotting reduction in onion farms.</text:p>
      <text:p text:style-name="P1"> </text:p>
      <text:p text:style-name="P1"><text:span text:style-name="T7">AUTHOR</text:span><text:span text:style-name="T8">: Zahid Khan,</text:span></text:p>
      <text:p text:style-name="P6">Muhammad Zahid Khan,</text:p>
      <text:p text:style-name="P6">Irshad Ahmed Abbasi.</text:p>
      <text:p text:style-name="P1"> </text:p>
      <text:p text:style-name="P1"><text:span text:style-name="T7">YEAR-</text:span><text:span text:style-name="T9"> </text:span><text:span text:style-name="T8">2021</text:span></text:p>
      <text:p text:style-name="P5">ABSTRACT:</text:p>
      <text:p text:style-name="P1"><text:span text:style-name="T8">In this paper, we propose and design a new prototype, namely, a smart farming monitoring system (SFMS) for bolting reduction, which is based on the generic three-layered IoT architecture. By using IoT (Internet of things) technology and careful remote monitoring, a more favorable environment can be provided to reduce and avoid onion bolting. To analyze the efficacy and performance of the proposed SFMS, a real test-bed implementation was carried out. The SFMS prototype was installed both in the open and in a greenhouse environment to monitor onion crops. Based on the data received via sensors, the percentage of onion bolting was recorded as 16.7% in the open environment while 3% in the closed environment. In the closed environment, optimal temperature, humidity, and light intensity were provided to the onion crops using the SFMS. For this reason, the percentage of onion bolting was reduced from 16.7% to 3%,</text:span></text:p>
      <text:p text:style-name="P1"><text:span text:style-name="T8">consequently yielding better onion production. Moreover, the SFMS is a low-cost, easy-to-install solution that is developed with locally available hardware and resources, and we believe that this new solution can transform conventional onion farming into a more productive and convenient  smart farming in the region.</text:span></text:p>
      <text:p text:style-name="P1"><text:soft-page-break/> </text:p>
      <text:p text:style-name="P5">ADVANTAGES:</text:p>
      <text:p text:style-name="P6">The SFMS was developed to reduce the onion bolting and increase the production of the onion crop.</text:p>
      <text:p text:style-name="P1"> </text:p>
      <text:p text:style-name="P1"> </text:p>
      <text:p text:style-name="P1"> </text:p>
      <text:p text:style-name="P1"> </text:p>
      <text:p text:style-name="P1"> </text:p>
      <text:p text:style-name="P1"> </text:p>
      <text:p text:style-name="P1"> </text:p>
      <text:p text:style-name="P1"> </text:p>
      <text:p text:style-name="P6">TITLE:</text:p>
      <text:p text:style-name="P6">Internet of things based smart farming monitoring system for blotting reduction in onion farms.</text:p>
      <text:p text:style-name="P1"> </text:p>
      <text:p text:style-name="P6">AUTHOR: Zahid Khan,</text:p>
      <text:p text:style-name="P6">Muhammad Zahid Khan,</text:p>
      <text:p text:style-name="P6">Irshad Ahmed Abbasi.</text:p>
      <text:p text:style-name="P1"> </text:p>
      <text:p text:style-name="P6">YEAR- 2021</text:p>
      <text:p text:style-name="P6">ABSTRACT</text:p>
      <text:p text:style-name="P1"><text:span text:style-name="T8">In this paper, we propose and design a new prototype, namely, a smart farming monitoring system (SFMS) for bolting reduction, which is based on the generic three-layered IoT architecture. By using IoT (Internet of things) technology and careful remote monitoring, a more favorable environment can be provided to reduce and avoid onion bolting. To analyze the efficacy and performance of the proposed SFMS, a real test-bed implementation was carried out. The SFMS prototype was installed both in the open and in a greenhouse environment to monitor onion crops. Based on the data received via sensors, the percentage of onion bolting was recorded as 16.7% in the open environment while 3% in the closed environment. In the closed environment, optimal temperature, humidity, and light intensity were provided to the onion crops</text:span></text:p>
      <text:p text:style-name="P1"><text:span text:style-name="T8">using the SFMS. For this reason, the percentage of onion bolting was reduced from 16.7% to 3%, consequently yielding better onion production. Moreover, the SFMS is a low-cost, easy-to-install solution that is developed with locally available hardware and resources, and we believe that this new solution can transform conventional onion farming into a more productive and convenient smart farming in the region.</text:span></text:p>
      <text:p text:style-name="P1"> </text:p>
      <text:p text:style-name="P6">ADVANTAGES</text:p>
      <text:p text:style-name="P6">The SFMS was developed to reduce the onion bolting and increase the production of the onion crop.</text:p>
      <text:p text:style-name="P1"><text:soft-page-break/> </text:p>
      <text:p text:style-name="P1"> </text:p>
      <text:p text:style-name="P1"> </text:p>
      <text:p text:style-name="P1"> </text:p>
      <text:p text:style-name="P1"> </text:p>
      <text:p text:style-name="P1"> </text:p>
      <text:p text:style-name="P1"> </text:p>
      <text:p text:style-name="P1"> </text:p>
      <text:p text:style-name="P6">TITLE:</text:p>
      <text:p text:style-name="P6">Wireless Sensor Network Utilizing Flexible Nitrate Sensors for Smart Farming</text:p>
      <text:p text:style-name="P6">AUTHOR:</text:p>
      <text:p text:style-name="P6">Xiaofan Jiang , Jose Fernando Waimin , Hongjie Jiang , Charilaos Mousoulis , Nithin Raghunathan, Ra him Brahmins</text:p>
      <text:p text:style-name="P6">and Diminutions Peroulis.</text:p>
      <text:p text:style-name="P1"> </text:p>
      <text:p text:style-name="P6">YEAR- 2021</text:p>
      <text:p text:style-name="P6">ABSTRACT:</text:p>
      <text:p text:style-name="P1"> </text:p>
      <text:p text:style-name="P6">Smart Farming represents the application of modern IoT networks into</text:p>
      <text:p text:style-name="P6">agriculture, leading to what can be called a Third Green Revolution. This</text:p>
      <text:p text:style-name="P6">paper describes a fully customized hardware platform, with a novel network</text:p>
      <text:p text:style-name="P6">structure enabled by LoRa and ANT radios, that aims for a low-cost, low</text:p>
      <text:p text:style-name="P6">power and long range wireless sensor network for smart farming. The</text:p>
      <text:p text:style-name="P6">hybrid network structure was demonstrated in the Lab and the LoRa portion</text:p>
      <text:p text:style-name="P6">of the network was tested by deploying four modules across an agricultural</text:p>
      <text:p text:style-name="P6">site, with data collected over a six months period. The hardware was tested</text:p>
      <text:p text:style-name="P6">by integrating fabricated nitrate sensors as well as commercially available</text:p>
      <text:p text:style-name="P6">soil and temperature sensors into the modules. The data collected were</text:p>
      <text:p text:style-name="P6">made accessible to both researchers and farmers through the cloud.</text:p>
      <text:p text:style-name="P1"> </text:p>
      <text:p text:style-name="P6">ADVANTAGES:</text:p>
      <text:p text:style-name="P6">They demonstrated a novel hardware platform enabled by both LoRa and wireless personal area network radio.</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text:soft-page-break/> </text:p>
      <text:p text:style-name="P1"> </text:p>
      <text:p text:style-name="P6">TITLE:</text:p>
      <text:p text:style-name="P6">Smart Contract-Based Blockchain-Envisioned Authentication Scheme for Smart Farming</text:p>
      <text:p text:style-name="P6">AUTHOR:</text:p>
      <text:p text:style-name="P6">Anusha Vangala, Anil Kumar Sutrala, Ashok Kumar Das, Minho Jo</text:p>
      <text:p text:style-name="P6">YEAR- 2021</text:p>
      <text:p text:style-name="P1"> </text:p>
      <text:p text:style-name="P6">ABSTRACT:</text:p>
      <text:p text:style-name="P6">A blockchain-based smart farming technology provides the agricultural data</text:p>
      <text:p text:style-name="P6">to the farmers and other users associated with smart farming on a single</text:p>
      <text:p text:style-name="P6">integrated platform. Moreover, persistence and audit ability of stored data in</text:p>
      <text:p text:style-name="P6">blocks into the blockchain provide the confidence of using the correct data</text:p>
      <text:p text:style-name="P6">when needed later and adds transparency, anonymity, and traceability at</text:p>
      <text:p text:style-name="P6">the same time. To fulfill such a goal, in this article, we design a new smart</text:p>
      <text:p text:style-name="P6">contract-based blockchain-envisioned authenticated key agreement</text:p>
      <text:p text:style-name="P6">mechanism in a smart farming environment. The device-to-device (D2D)</text:p>
      <text:p text:style-name="P6">authentication phase and device-to-gateway (D2G) authentication phase</text:p>
      <text:p text:style-name="P6">support mutual authentication and key agreement between two Internet-of-</text:p>
      <text:p text:style-name="P6">Things (IoT)-enabled devices and between an IoT device and the gateway</text:p>
      <text:p text:style-name="P6">node (GWN) in the network, respectively. The blocks are created by the</text:p>
      <text:p text:style-name="P6">edge servers on the authenticated data of IoT devices received from the</text:p>
      <text:p text:style-name="P6">GWNs and then sent to the cloud server (CS). The smart contract-based</text:p>
      <text:p text:style-name="P6">consensus mechanism allows verification and addition of the formed blocks</text:p>
      <text:p text:style-name="P6">by a peer-to-peer (P2P) CSs network. The security of the proposed</text:p>
      <text:p text:style-name="P6">scheme is done through formal and informal security analysis, and also</text:p>
      <text:p text:style-name="P6">using the formal security verification tool. A detailed comparative study</text:p>
      <text:p text:style-name="P6">reveals that the proposed scheme offers superior security and more</text:p>
      <text:p text:style-name="P6">functionality features as compared to existing competing authentication</text:p>
      <text:p text:style-name="P6">protocols. Finally, the blockchain-based simulation has been conducted to</text:p>
      <text:p text:style-name="P6">measure computational time for a varied number of mined blocks and also</text:p>
      <text:p text:style-name="P6">a varied number of transactions per block.</text:p>
      <text:p text:style-name="P1"> </text:p>
      <text:p text:style-name="P6">ADVANTAGES:</text:p>
      <text:p text:style-name="P1"><text:span text:style-name="T8">This paper proposes a new authentication using smart contracts for a smart farming architecture that uses hybrid blockchain in conjunction with edge computing.</text:span></text:p>
      <text:p text:style-name="P1"> </text:p>
      <text:p text:style-name="P1"> </text:p>
      <text:p text:style-name="P1"> </text:p>
      <text:p text:style-name="P6">TITLE:</text:p>
      <text:p text:style-name="P6">Real-time Monitoring of Water Quality in Animal Farm: An IoT Application</text:p>
      <text:p text:style-name="P6"><text:soft-page-break/>AUTHOR:</text:p>
      <text:p text:style-name="P6">Md Masum Billah, Zulkhairi Mohd Yusof, Kushsairy Kadir, Abdul Malik Mohd Ali, Izanoordina Ahmad</text:p>
      <text:p text:style-name="P6">YEAR-2019</text:p>
      <text:p text:style-name="P6">ABSTRACT:</text:p>
      <text:p text:style-name="P6">Currently 11.3% of water contamination is caused by animal farming in the</text:p>
      <text:p text:style-name="P6">world. This is happening because it is not easy to monitor water quality</text:p>
      <text:p text:style-name="P6">since it cost not only in term of money, but also time consuming and</text:p>
      <text:p text:style-name="P6">workload. This conventional method is not efficient since by the time the</text:p>
      <text:p text:style-name="P6">data is received from the lab the water might already contaminated and it is</text:p>
      <text:p text:style-name="P6">hard and very cost to recover the cleanliness of waterways. The objectives</text:p>
      <text:p text:style-name="P6">of this project is to develop a device which can monitor water quality by</text:p>
      <text:p text:style-name="P6">getting a real-time data for the user to know current condition of their</text:p>
      <text:p text:style-name="P6">waterways from their farm and able to take fast action to keep the</text:p>
      <text:p text:style-name="P6">cleanliness of their waterways to prevent environmental impact. This</text:p>
      <text:p text:style-name="P6">project is focusing on three Water Quality Index (WQI) parameters which</text:p>
      <text:p text:style-name="P6">are temperature, pH, and turbidity. By implementing the application of the</text:p>
      <text:p text:style-name="P6">Internet of Thing (IoT), the user able to monitor the water quality wirelessly</text:p>
      <text:p text:style-name="P6">from their mobile device. The real-time data from this project is not only</text:p>
      <text:p text:style-name="P6">beneficial to one user (animal farmer) but to another party (such DoE &amp;amp;</text:p>
      <text:p text:style-name="P6">researchers) to use the database on doing a research or doing their own purposes.</text:p>
      <text:p text:style-name="P1"> </text:p>
      <text:p text:style-name="P6">ADVANTAGES:</text:p>
      <text:p text:style-name="P6">Monitoring water quality from the animal farm can be summarized.</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6">TITLE:</text:p>
      <text:p text:style-name="P6">Gerontologist and Artificial Intelligence Systems for the Cooperative Smart Farming Ecosystem</text:p>
      <text:p text:style-name="P1"> </text:p>
      <text:p text:style-name="P6">AUTHOR:</text:p>
      <text:p text:style-name="P6">Sai Sree Laya appalling , Sid-up Mittal , Maanak Gupta.</text:p>
      <text:p text:style-name="P1"><text:soft-page-break/> </text:p>
      <text:p text:style-name="P6">YEAR-2020</text:p>
      <text:p text:style-name="P6">ABSTRACT:</text:p>
      <text:p text:style-name="P6">Cyber-Physical Systems (CPS) and Internet of Thing (IoT) generate large</text:p>
      <text:p text:style-name="P6">amounts of data spurring the rise of Artificial Intelligence (AI) based smart</text:p>
      <text:p text:style-name="P6">applications. Driven by rapid advancements in technologies that support</text:p>
      <text:p text:style-name="P6">smart devices, agriculture and farming sector is shifting towards IoT</text:p>
      <text:p text:style-name="P6">connected ecosystem to balance the increase in demand for food supply.</text:p>
      <text:p text:style-name="P6">As the number of smart farms reach critical mass, it is now possible to</text:p>
      <text:p text:style-name="P6">include AI assisted systems at a cooperative (co-op) farming level. Today,</text:p>
      <text:p text:style-name="P6">in the United States alone there are about 1,871 co-ops serving 1,890,057</text:p>
      <text:p text:style-name="P6">member farmers. Hence, such advanced technologies and infrastructure</text:p>
      <text:p text:style-name="P6">when incorporated in the co-op farming ecosystem can immensely benefit</text:p>
      <text:p text:style-name="P6">small member farmers who operate and maintain these independent co-op</text:p>
      <text:p text:style-name="P6">entities. In this paper, we develop a connected cooperative ecosystem</text:p>
      <text:p text:style-name="P6">which defines sensors and their communication among different entities</text:p>
      <text:p text:style-name="P6">along with cloud supported co-op hub. We develop member farm and co-op</text:p>
      <text:p text:style-name="P6">gerontologist to capture data and various interactions that happen between</text:p>
      <text:p text:style-name="P6">shared resources, member farms, and the co-op that are stored in the</text:p>
      <text:p text:style-name="P6">cloud. These can then help generate AI supported insights for farmers and</text:p>
      <text:p text:style-name="P6">the cooperative. Several co-op farming use case scenarios have been</text:p>
      <text:p text:style-name="P6">discussed to demonstrate the functioning of our smart cooperative</text:p>
      <text:p text:style-name="P6">ecosystem. Finally, the paper describes various AI applications that can be</text:p>
      <text:p text:style-name="P6">deployed at the co-op level to aid member farmers.</text:p>
      <text:p text:style-name="P1"> </text:p>
      <text:p text:style-name="P6">ADVANTAGES</text:p>
      <text:p text:style-name="P6">created gerontologist and proposed AI applications that add value to the smart farming co-op ecosyst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2T14:17:40.615182743</meta:creation-date>
    <dc:date>2022-10-12T14:19:05.928379560</dc:date>
    <meta:editing-duration>PT1M25S</meta:editing-duration>
    <meta:editing-cycles>1</meta:editing-cycles>
    <meta:document-statistic meta:table-count="0" meta:image-count="0" meta:object-count="0" meta:page-count="10" meta:paragraph-count="309" meta:word-count="2442" meta:character-count="16154" meta:non-whitespace-character-count="13643"/>
    <meta:generator>LibreOffice/5.1.6.2$Linux_X86_64 LibreOffice_project/10m0$Build-2</meta:generator>
  </office:meta>
</office:document-meta>
</file>